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2589" officeooo:paragraph-rsid="00142589"/>
    </style:style>
    <style:style style:name="P2" style:family="paragraph" style:parent-style-name="Standard">
      <style:text-properties officeooo:paragraph-rsid="00142589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/>
    </style:style>
    <style:style style:name="P6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officeooo:rsid="00142589"/>
    </style:style>
    <style:style style:name="T2" style:family="text">
      <style:text-properties fo:font-size="12pt"/>
    </style:style>
    <style:style style:name="gr1" style:family="graphic">
      <style:graphic-properties draw:stroke="none" svg:stroke-color="#000000" draw:fill="none" draw:fill-color="#ffffff" fo:min-height="0.51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811cm" fo:min-width="0.81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801cm" fo:min-width="0.80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24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0.949cm" fo:min-width="0.9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42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0.788cm" fo:min-width="0.76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0.818cm" fo:min-width="0.8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0.974cm" fo:min-width="0.9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6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0.885cm" fo:min-width="0.88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0.65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draw:textarea-horizontal-align="justify" draw:textarea-vertical-align="middle" draw:auto-grow-height="false" fo:min-height="0.826cm" fo:min-width="0.8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0.49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8" style:family="graphic">
      <style:graphic-properties draw:textarea-horizontal-align="justify" draw:textarea-vertical-align="middle" draw:auto-grow-height="false" fo:min-height="0.774cm" fo:min-width="0.7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0" style:family="graphic">
      <style:graphic-properties draw:textarea-horizontal-align="justify" draw:textarea-vertical-align="middle" draw:auto-grow-height="false" fo:min-height="0.787cm" fo:min-width="0.78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. e) root = 1, because when inserting into the tree 1 is the first element in the array and the is a condition which will check whether head is null which will result being true making 1 the root node.</text:p>
      <text:p text:style-name="P1"/>
      <text:p text:style-name="P1"/>
      <text:p text:style-name="P1"><text:s text:c="4"/>f) All even numbers a contained on the left sub tree because based on the conditional given we check if the node element we at has data i.e divisible by 2 the if true then we traverse through the left sub tree till we find an empty space to fill</text:p>
      <text:p text:style-name="P1"/>
      <text:p text:style-name="P1"/>
      <text:p text:style-name="P2"><text:span text:style-name="T1"><text:s text:c="4"/>g) All odd numbers a contained on the right sub tree because based on the conditionals if the first if statement does not result to true we same time traverse the right sub tree</text:span></text:p>
      <text:p text:style-name="P2"/>
      <text:p text:style-name="P2"/>
      <text:p text:style-name="P2"><text:s text:c="4"/><text:span text:style-name="T1">h) 7</text:span></text:p>
      <text:p text:style-name="P2"/>
      <text:p text:style-name="P2"><draw:frame text:anchor-type="paragraph" draw:z-index="1" draw:name="Shape2" draw:style-name="gr19" draw:text-style-name="P6" svg:width="0.512cm" svg:height="0.489cm" svg:x="6.357cm" svg:y="0.374cm"><draw:text-box><text:p><text:span text:style-name="T2">1</text:span></text:p></draw:text-box></draw:frame><draw:custom-shape text:anchor-type="paragraph" draw:z-index="0" draw:name="Shape1" draw:style-name="gr20" draw:text-style-name="P4" svg:width="1.112cm" svg:height="1.112cm" svg:x="5.951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><draw:line text:anchor-type="paragraph" draw:z-index="2" draw:name="Shape3" draw:style-name="gr3" draw:text-style-name="P4" svg:x1="6.128cm" svg:y1="0.593cm" svg:x2="5.581cm" svg:y2="1.281cm"><text:p/></draw:line><draw:custom-shape text:anchor-type="paragraph" draw:z-index="3" draw:name="Shape4" draw:style-name="gr18" draw:text-style-name="P5" svg:width="1.096cm" svg:height="1.096cm" svg:x="4.787cm" svg:y="1.0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4" draw:name="Shape5" draw:style-name="gr17" draw:text-style-name="P3" svg:width="1.094cm" svg:height="0.495cm" svg:x="5.175cm" svg:y="1.281cm"><draw:text-box><text:p>2</text:p></draw:text-box></draw:frame><draw:line text:anchor-type="paragraph" draw:z-index="5" draw:name="Shape6" draw:style-name="gr3" draw:text-style-name="P4" svg:x1="6.974cm" svg:y1="0.469cm" svg:x2="7.927cm" svg:y2="1.316cm"><text:p/></draw:line><draw:custom-shape text:anchor-type="paragraph" draw:z-index="6" draw:name="Shape7" draw:style-name="gr16" draw:text-style-name="P4" svg:width="1.165cm" svg:height="1.165cm" svg:x="7.398cm" svg:y="0.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7" draw:name="Shape8" draw:style-name="gr15" draw:text-style-name="P3" svg:width="1.359cm" svg:height="0.653cm" svg:x="7.786cm" svg:y="1.228cm"><draw:text-box><text:p>3</text:p></draw:text-box></draw:frame><draw:line text:anchor-type="paragraph" draw:z-index="8" draw:name="Shape9" draw:style-name="gr3" draw:text-style-name="P4" svg:x1="8.456cm" svg:y1="1.88cm" svg:x2="9.162cm" svg:y2="2.515cm"><text:p/></draw:line><draw:custom-shape text:anchor-type="paragraph" draw:z-index="9" draw:name="Shape10" draw:style-name="gr14" draw:text-style-name="P4" svg:width="1.253cm" svg:height="1.253cm" svg:x="8.791cm" svg:y="2.1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0" draw:name="Shape11" draw:style-name="gr13" draw:text-style-name="P6" svg:width="1.165cm" svg:height="0.671cm" svg:x="9.25cm" svg:y="2.621cm"><draw:text-box><text:p><text:span text:style-name="T2">5</text:span></text:p></draw:text-box></draw:frame><draw:line text:anchor-type="paragraph" draw:z-index="11" draw:name="Shape12" draw:style-name="gr3" draw:text-style-name="P4" svg:x1="5.07cm" svg:y1="2.111cm" svg:x2="4.47cm" svg:y2="2.974cm"><text:p/></draw:line><draw:custom-shape text:anchor-type="paragraph" draw:z-index="12" draw:name="Shape13" draw:style-name="gr12" draw:text-style-name="P4" svg:width="1.377cm" svg:height="1.377cm" svg:x="3.411cm" svg:y="2.6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3" draw:name="Shape14" draw:style-name="gr10" draw:text-style-name="P3" svg:width="1.324cm" svg:height="0.53cm" svg:x="3.87cm" svg:y="3.115cm"><draw:text-box><text:p>8</text:p></draw:text-box></draw:frame><draw:line text:anchor-type="paragraph" draw:z-index="14" draw:name="Shape15" draw:style-name="gr3" draw:text-style-name="P4" svg:x1="9.779cm" svg:y1="3.291cm" svg:x2="10.308cm" svg:y2="3.767cm"><text:p/></draw:line><draw:custom-shape text:anchor-type="paragraph" draw:z-index="15" draw:name="Shape16" draw:style-name="gr11" draw:text-style-name="P5" svg:width="1.154cm" svg:height="1.154cm" svg:x="10.202cm" svg:y="3.5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6" draw:name="Shape17" draw:style-name="gr10" draw:text-style-name="P3" svg:width="1.482cm" svg:height="0.53cm" svg:x="10.449cm" svg:y="3.838cm"><draw:text-box><text:p>13</text:p></draw:text-box></draw:frame><draw:line text:anchor-type="paragraph" draw:z-index="17" draw:name="Shape18" draw:style-name="gr3" draw:text-style-name="P4" svg:x1="11.19cm" svg:y1="4.491cm" svg:x2="12.019cm" svg:y2="5.426cm"><text:p/></draw:line><draw:custom-shape text:anchor-type="paragraph" draw:z-index="18" draw:name="Shape19" draw:style-name="gr9" draw:text-style-name="P5" svg:width="1.08cm" svg:height="1.114cm" svg:x="11.561cm" svg:y="5.0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9" draw:name="Shape20" draw:style-name="gr8" draw:text-style-name="P3" svg:width="1.006cm" svg:height="0.489cm" svg:x="11.86cm" svg:y="5.338cm"><draw:text-box><text:p>21</text:p></draw:text-box></draw:frame><draw:line text:anchor-type="paragraph" draw:z-index="20" draw:name="Shape21" draw:style-name="gr3" draw:text-style-name="P4" svg:x1="3.729cm" svg:y1="3.926cm" svg:x2="3.217cm" svg:y2="4.579cm"><text:p/></draw:line><draw:custom-shape text:anchor-type="paragraph" draw:z-index="21" draw:name="Shape22" draw:style-name="gr7" draw:text-style-name="P4" svg:width="1.341cm" svg:height="1.341cm" svg:x="2.3cm" svg:y="4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2" draw:name="Shape23" draw:style-name="gr6" draw:text-style-name="P3" svg:width="1.288cm" svg:height="0.489cm" svg:x="2.635cm" svg:y="4.755cm"><draw:text-box><text:p>34</text:p></draw:text-box></draw:frame><draw:line text:anchor-type="paragraph" draw:z-index="23" draw:name="Shape24" draw:style-name="gr3" draw:text-style-name="P4" svg:x1="12.372cm" svg:y1="6.096cm" svg:x2="13.025cm" svg:y2="6.89cm"><text:p/></draw:line><draw:custom-shape text:anchor-type="paragraph" draw:z-index="24" draw:name="Shape25" draw:style-name="gr5" draw:text-style-name="P4" svg:width="1.13cm" svg:height="1.13cm" svg:x="12.513cm" svg:y="6.3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5" draw:name="Shape26" draw:style-name="gr4" draw:text-style-name="P3" svg:width="1.412cm" svg:height="0.742cm" svg:x="12.778cm" svg:y="6.713cm"><draw:text-box><text:p>55</text:p></draw:text-box></draw:frame><draw:line text:anchor-type="paragraph" draw:z-index="26" draw:name="Shape27" draw:style-name="gr3" draw:text-style-name="P4" svg:x1="13.324cm" svg:y1="7.331cm" svg:x2="14.065cm" svg:y2="8.054cm"><text:p/></draw:line><draw:custom-shape text:anchor-type="paragraph" draw:z-index="27" draw:name="Shape28" draw:style-name="gr2" draw:text-style-name="P4" svg:width="1.147cm" svg:height="1.147cm" svg:x="13.66cm" svg:y="7.8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8" draw:name="Shape29" draw:style-name="gr1" draw:text-style-name="P3" svg:width="1.306cm" svg:height="0.512cm" svg:x="13.977cm" svg:y="8.23cm"><draw:text-box><text:p>89</text:p></draw:text-box></draw:frame><text:s text:c="4"/><text:span text:style-name="T1">i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5T14:27:06.745031859</meta:creation-date>
    <dc:date>2021-05-15T14:51:34.943837228</dc:date>
    <meta:editing-duration>PT2M5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5" meta:word-count="128" meta:character-count="646" meta:non-whitespace-character-count="507"/>
  </office:meta>
</office:document-meta>
</file>